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00%"/>
      <style:text-properties officeooo:paragraph-rsid="0007d676"/>
    </style:style>
    <style:style style:name="P2" style:family="paragraph" style:parent-style-name="Text_20_body">
      <style:paragraph-properties fo:line-height="100%"/>
    </style:style>
    <style:style style:name="P3" style:family="paragraph" style:parent-style-name="Text_20_body" style:list-style-name="L5">
      <style:paragraph-properties fo:line-height="100%"/>
    </style:style>
    <style:style style:name="P4" style:family="paragraph" style:parent-style-name="Text_20_body">
      <style:paragraph-properties fo:line-height="100%"/>
      <style:text-properties officeooo:paragraph-rsid="000b7241"/>
    </style:style>
    <style:style style:name="P5" style:family="paragraph" style:parent-style-name="Text_20_body">
      <style:paragraph-properties fo:line-height="100%" fo:text-align="center" style:justify-single-word="false"/>
      <style:text-properties officeooo:rsid="00093c4c" officeooo:paragraph-rsid="00093c4c"/>
    </style:style>
    <style:style style:name="P6" style:family="paragraph" style:parent-style-name="Text_20_body">
      <style:paragraph-properties fo:line-height="100%" fo:text-align="start" style:justify-single-word="false"/>
      <style:text-properties officeooo:rsid="00093c4c" officeooo:paragraph-rsid="00093c4c"/>
    </style:style>
    <style:style style:name="P7" style:family="paragraph" style:parent-style-name="Text_20_body">
      <style:paragraph-properties fo:line-height="100%"/>
      <style:text-properties fo:font-weight="bold" officeooo:rsid="00093c4c" officeooo:paragraph-rsid="00093c4c" style:font-weight-asian="bold" style:font-weight-complex="bold"/>
    </style:style>
    <style:style style:name="P8" style:family="paragraph" style:parent-style-name="Text_20_body">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4b8e" style:font-weight-asian="bold" style:font-weight-complex="bold"/>
    </style:style>
    <style:style style:name="T4" style:family="text">
      <style:text-properties officeooo:rsid="00093c4c"/>
    </style:style>
    <style:style style:name="T5" style:family="text">
      <style:text-properties style:text-position="super 58%"/>
    </style:style>
    <style:style style:name="T6" style:family="text">
      <style:text-properties officeooo:rsid="000a4b8e"/>
    </style:style>
    <style:style style:name="T7" style:family="text">
      <style:text-properties officeooo:rsid="000b724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uke Clancy</text:p>
      <text:p text:style-name="P6">Professor Doppa, Data Mining</text:p>
      <text:p text:style-name="P6">Saturday, March 23<text:span text:style-name="T5">rd</text:span> 2019</text:p>
      <text:p text:style-name="P5">Project Proposal</text:p>
      <text:p text:style-name="P7">Data Mining Task:</text:p>
      <text:p text:style-name="P2">The idea of my project is to find underutilized markets in the phone app industry. I have included the data-sets considered, my plans, and what skills I will be utilizing in the project. One of the main issues I will be confronting is the data-set is rather small, but will soon grow bigger. To verify the effectiveness of my algorithm I will be using <text:span text:style-name="T4">a </text:span>T-Test, as I do not expect it to be obviously useful at first. Once the data set grows (from 40,000 to 1,000,000+) it should become more useful. The amount of <text:span text:style-name="T4">applications</text:span> currently in the <text:span text:style-name="T4">Google Play Store</text:span> <text:span text:style-name="T4">is around</text:span> 2.5 million.</text:p>
      <text:p text:style-name="P7">Datasets:</text:p>
      <text:p text:style-name="P2">Here are some notes on the different datasets I considered. <text:span text:style-name="T4">Note that I will not be using the ones marked rejected, but I included them so that you may follow my methodology.</text:span></text:p>
      <text:list xml:id="list3516422575432507639" text:style-name="L5">
        <text:list-item>
          <text:p text:style-name="P3"><text:bookmark text:name="LPlnk985872"/><text:bookmark text:name="x_LPlnk919266"/>Possible Addition: GPSA <text:bookmark text:name="LPlnk130166"/><text:a xlink:type="simple" xlink:href="https://www.kaggle.com/lava18/google-play-store-apps" office:target-frame-name="_blank" xlink:show="new" text:style-name="Internet_20_link" text:visited-style-name="Visited_20_Internet_20_Link">https://www.kaggle.com/lava18/google-play-store-apps</text:a></text:p>
          <text:list>
            <text:list-item>
              <text:p text:style-name="P3">Dataset was updated two months ago Aug 2018</text:p>
            </text:list-item>
            <text:list-item>
              <text:p text:style-name="P3">10.8k apps from Google Play Store (currently 2,100,000 total), but also 64k reviews with sentiment analysis provided</text:p>
            </text:list-item>
            <text:list-item>
              <text:p text:style-name="P3">Lots of reports</text:p>
            </text:list-item>
            <text:list-item>
              <text:p text:style-name="P3">report: <text:a xlink:type="simple" xlink:href="https://www.kaggle.com/danilodiogo/google-play-store-eda-plotting-with-highcharts" office:target-frame-name="_blank" xlink:show="new" text:style-name="Internet_20_link" text:visited-style-name="Visited_20_Internet_20_Link">https://www.kaggle.com/danilodiogo/google-play-store-eda-plotting-with-highcharts</text:a></text:p>
            </text:list-item>
          </text:list>
        </text:list-item>
        <text:list-item>
          <text:p text:style-name="P3"><text:bookmark text:name="LPlnk341034"/><text:bookmark text:name="x_LPlnk522362"/>Rejected: AA - <text:bookmark text:name="LPlnk584304"/><text:a xlink:type="simple" xlink:href="https://www.kaggle.com/orgesleka/android-apps" office:target-frame-name="_blank" xlink:show="new" text:style-name="Internet_20_link" text:visited-style-name="Visited_20_Internet_20_Link">https://www.kaggle.com/orgesleka/android-apps</text:a></text:p>
          <text:list>
            <text:list-item>
              <text:p text:style-name="P3">From the Google Play Store this dataset was updated/posted two years ago (outdated).</text:p>
            </text:list-item>
            <text:list-item>
              <text:p text:style-name="P3">Dataset Contains 400,000 Google Play Apps (currently 2,100,000 total in GP)</text:p>
            </text:list-item>
            <text:list-item>
              <text:p text:style-name="P3">Columns: name, datePublished, numDownloadsMin, fileSize, packageName, price, aggregateRating, softwareVersion, ratingCount, dateCrawled, url</text:p>
            </text:list-item>
            <text:list-item>
              <text:p text:style-name="P3">No surrounding information to the dataset.</text:p>
            </text:list-item>
            <text:list-item>
              <text:p text:style-name="P3">Fair amount of incomplete data</text:p>
            </text:list-item>
          </text:list>
        </text:list-item>
        <text:list-item>
          <text:p text:style-name="P9"> Rejected: ASADS - <text:bookmark text:name="LPlnk888814"/><text:a xlink:type="simple" xlink:href="https://www.kaggle.com/ramamet4/app-store-apple-data-set-10k-apps#appleStore_description.csv" office:target-frame-name="_blank" xlink:show="new" text:style-name="Internet_20_link" text:visited-style-name="Visited_20_Internet_20_Link">https://www.kaggle.com/ramamet4/app-store-apple-data-set-10k-apps#appleStore_description.csv</text:a> </text:p>
          <text:list>
            <text:list-item>
              <text:p text:style-name="P3">last time updated 9 months ago (questionable timeline)</text:p>
            </text:list-item>
            <text:list-item>
              <text:p text:style-name="P3"><text:bookmark text:name="LPlnk667218"/><text:bookmark text:name="x_LPlnk361146"/>dataset contains 7198 applications from the Apple store (currently 2,000,000 in AS)</text:p>
            </text:list-item>
          </text:list>
        </text:list-item>
        <text:list-item>
          <text:p text:style-name="P3"><text:bookmark text:name="LPlnk6826"/><text:bookmark text:name="x_LPlnk821"/>Accepted: GPAD - <text:bookmark text:name="LPlnk248128"/><text:a xlink:type="simple" xlink:href="https://www.kaggle.com/adamboulad/google-play-apps-data" office:target-frame-name="_blank" xlink:show="new" text:style-name="Internet_20_link" text:visited-style-name="Visited_20_Internet_20_Link">https://www.kaggle.com/adamboulad/google-play-apps-data</text:a></text:p>
          <text:list>
            <text:list-item>
              <text:p text:style-name="P3">Updated four months ago</text:p>
            </text:list-item>
            <text:list-item>
              <text:p text:style-name="P3"><text:bookmark text:name="LPlnk298999"/><text:bookmark text:name="x_LPlnk167287"/><text:bookmark text:name="LPlnk88632"/><text:bookmark text:name="x_LPlnk887483"/><text:bookmark text:name="LPlnk493553"/><text:bookmark text:name="x_LPlnk670931"/><text:soft-page-break/>comment on data reads “I'm still working on more records (should be millions) and I will keep updating this whenever I can. Credit: - API: <text:bookmark text:name="LPlnk888858"/><text:a xlink:type="simple" xlink:href="https://pypi.org/project/play_scraper/" office:target-frame-name="_blank" xlink:show="new" text:style-name="Internet_20_link" text:visited-style-name="Visited_20_Internet_20_Link">play_scraper</text:a> - Seed Data: <text:bookmark text:name="LPlnk730888"/><text:a xlink:type="simple" xlink:href="https://www.kaggle.com/orgesleka/android-apps" office:target-frame-name="_blank" xlink:show="new" text:style-name="Internet_20_link" text:visited-style-name="Visited_20_Internet_20_Link">Database of Android Apps</text:a>: Contained a lot of apps that are no longer valid. <text:bookmark text:name="LPlnk750691"/><text:a xlink:type="simple" xlink:href="https://www.kaggle.com/lava18/google-play-store-apps" office:target-frame-name="_blank" xlink:show="new" text:style-name="Internet_20_link" text:visited-style-name="Visited_20_Internet_20_Link">Google Play Store Apps</text:a> Various Internal Source”. This leads me to two conclusions</text:p>
              <text:list>
                <text:list-item>
                  <text:p text:style-name="P3">This data is more composed then the others.</text:p>
                </text:list-item>
                <text:list-item>
                  <text:p text:style-name="P3">The data will soon become MUCH more comprehensive then the other apps.</text:p>
                </text:list-item>
              </text:list>
            </text:list-item>
            <text:list-item>
              <text:p text:style-name="P3">” So even if the current data (48 thousand) is not yet representative, the future data should be</text:p>
            </text:list-item>
            <text:list-item>
              <text:p text:style-name="P3">Related the “google play store apps” database</text:p>
            </text:list-item>
            <text:list-item>
              <text:p text:style-name="P3">Columns: app_id, app_url, app_name, app_category_primary, app_category_secondary, app_score, app_rating_5, app_rating_4, app_rating_3, app_rating_2, app_rating_1, app_no_reviews, app_description, app_is_editors_choice, app_price , app_is_free, app_in_app_purchase, app_last_updated, app_size, app_size_MB , app_installs, app_current_version, app_required_version, app_content_rating, developer_id, developer_name, developer_url, developer_address, developer_identifier</text:p>
            </text:list-item>
          </text:list>
        </text:list-item>
      </text:list>
      <text:p text:style-name="P2">We will be using the Google Play Store as the basis of our data gathering due to the large size of the store, and the active community surrounding its scraping.</text:p>
      <text:p text:style-name="P2">GPAD will be our main database due to the upcoming expansion of the database (see the millions comment), the expanded database will provide us with a more complete idea of the market. We may also pull in <text:span text:style-name="T1">some</text:span> review data from the GPSA database. The AA database is old and incomplete, and much of the data is incorporated in GPAD anyway. Therefore we are ignoring AA, and also ASADS as it uses the Apple Store.</text:p>
      <text:p text:style-name="P4"><text:span text:style-name="T3">Methodology:</text:span></text:p>
      <text:p text:style-name="P4">The project is an attempt to find untapped markets in the Google Play Store. In order to do this, classification will be used to predict a custom measure which we will call the Opportunity Measure (OM). As we are attempting to find gaps in the market, the OM is not predicting an applications value, but the state of the market the application is entering (with higher being less utilized). The Opportunity Measure will reward: low rating, high install count (over an amount of time), and pricing of a sort (preferably high). Predicting this measure in the test data is the performance objective. The measure should be easily modifiable (as I am not an economist, <text:span text:style-name="T6">and also so we may look for other measures</text:span>). So maybe a lambda function should be involved.</text:p>
      <text:p text:style-name="P4">K nearest neighbors will be used to group each of the applications based off categories and their descriptions. Then I will calculate the Opportunity Measure on these categories. <text:span text:style-name="T6">Verification will be based off a 10-fold test. Other Machine Learning classifiers may be used instead of K nearest, but K-nearest definitely provides a clear grouping mechanism for applications, which would be helpful for overall analysis.</text:span></text:p>
      <text:p text:style-name="P4">Using folding and the t-test i will verify the predictability of my algorithm is more than random chance. The t-test is important as I am only working with 40 thousand rows. This is a tiny subset of the 2 million plus app<text:span text:style-name="T7">lication</text:span>s in the <text:span text:style-name="T6">G</text:span>oogle <text:span text:style-name="T6">P</text:span>lay <text:span text:style-name="T6">S</text:span>tore. Because of this, <text:span text:style-name="T1">the</text:span> <text:span text:style-name="T1">algorithm will probably not be immediately useful. But if verified through the t-test, it will become</text:span> <text:span text:style-name="T1">useful when the database increases</text:span> to a million plus rows, as the creator has mentioned. A small verified advantage will become more pronounced as the data-set increases.</text:p>
      <text:p text:style-name="P4"><text:soft-page-break/>Using this data one could find the groupings with the highest Opportunity Measure through simple sorting. One could also view examples of similar applications in a market you are entering, and the current state of that market.</text:p>
      <text:p text:style-name="P4"><text:span text:style-name="T2">Contributers:</text:span> </text:p>
      <text:p text:style-name="P4">Me, myself, I</text:p>
      <text:p text:style-name="P4"><text:span text:style-name="T3">Final Product:</text:span></text:p>
      <text:p text:style-name="P4">Th<text:span text:style-name="T6">is project will help me fully understand classification, feature selection, </text:span>K-Nearest Neighbors, paragraph processing, folding, and the t-test. <text:span text:style-name="T7">Additionally, this is a </text:span>Useful real-world classification project. <text:span text:style-name="T6">If successful I will post this solution to the Kaggle data-set page for others to improve upon and take advantage of. I fully expect this project to be used in the real world business community. This is a rare opportunity for me as I found this data-set right before a dramatic size increase (and thus a dramatic increase in usability cases).</text:span></text:p>
      <text:p text:style-name="P8">Thank you for hearing out my project proposal.</text:p>
      <text:p text:style-name="P8"/>
      <text:p text:style-name="P8">Regards,</text:p>
      <text:p text:style-name="P8"/>
      <text:p text:style-name="P8">Luke Clanc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6:38:17.197960334</meta:creation-date>
    <meta:editing-duration>PT5M26S</meta:editing-duration>
    <meta:editing-cycles>2</meta:editing-cycles>
    <meta:generator>LibreOffice/5.1.6.2$Linux_X86_64 LibreOffice_project/10m0$Build-2</meta:generator>
    <dc:date>2019-03-23T17:25:42.817287769</dc:date>
    <meta:document-statistic meta:table-count="0" meta:image-count="0" meta:object-count="0" meta:page-count="3" meta:paragraph-count="44" meta:word-count="962" meta:character-count="6233" meta:non-whitespace-character-count="5334"/>
  </office:meta>
</office:document-meta>
</file>